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d34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阅读<text:span text:style-name="T1">apue的读书笔记</text:span></text:p>
      <text:p text:style-name="Standard"/>
      <text:p text:style-name="Standard">2015.<text:span text:style-name="T1">10.8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20:54.529203796</meta:creation-date>
    <dc:date>2015-10-08T10:22:41.288527992</dc:date>
    <meta:editing-duration>P0D</meta:editing-duration>
    <meta:editing-cycles>1</meta:editing-cycles>
    <meta:document-statistic meta:table-count="0" meta:image-count="0" meta:object-count="0" meta:page-count="1" meta:paragraph-count="2" meta:word-count="9" meta:character-count="20" meta:non-whitespace-character-count="20"/>
    <meta:generator>LibreOffice/4.2.8.2$Linux_x86 LibreOffice_project/420m0$Build-2</meta:generator>
  </office:meta>
</office:document-meta>
</file>